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600000300D0765050C9336A3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cm" svg:stroke-color="#ffff00" draw:marker-start-width="0.65cm" draw:marker-end-width="0.65cm" draw:fill="none" draw:fill-color="#ffff00" draw:textarea-horizontal-align="justify" draw:textarea-vertical-align="middle" draw:auto-grow-height="false" fo:min-height="2.25cm" fo:min-width="27.2cm" fo:padding-top="0.275cm" fo:padding-bottom="0.275cm" fo:padding-left="0.4cm" fo:padding-right="0.4cm"/>
      <style:paragraph-properties style:writing-mode="lr-tb"/>
    </style:style>
    <style:style style:name="gr3" style:family="graphic" style:parent-style-name="standard">
      <style:graphic-properties svg:stroke-width="0.2cm" svg:stroke-color="#81d41a" draw:marker-start-width="0.5cm" draw:marker-end-width="0.5cm" draw:fill="none" draw:textarea-horizontal-align="justify" draw:textarea-vertical-align="middle" draw:auto-grow-height="false" fo:min-height="10cm" fo:min-width="4.2cm" fo:padding-top="0.225cm" fo:padding-bottom="0.225cm" fo:padding-left="0.35cm" fo:padding-right="0.35cm"/>
    </style:style>
    <style:style style:name="gr4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9.8cm" fo:min-width="22.05cm" fo:padding-top="0.225cm" fo:padding-bottom="0.225cm" fo:padding-left="0.35cm" fo:padding-right="0.35cm"/>
    </style:style>
    <style:style style:name="gr5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00" draw:secondary-fill-color="#d4ea6b" draw:opacity="100%" draw:textarea-horizontal-align="center" draw:textarea-vertical-align="middle" draw:auto-grow-height="false" draw:fit-to-size="false" style:shrink-to-fit="false" fo:min-height="0.715cm" fo:min-width="0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6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81d41a" draw:secondary-fill-color="#d4ea6b" draw:opacity="100%" draw:textarea-horizontal-align="center" draw:textarea-vertical-align="middle" draw:auto-grow-height="false" draw:fit-to-size="false" style:shrink-to-fit="false" fo:min-height="1.226cm" fo:min-width="0.74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7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976cm" fo:min-width="1.225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ffff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81d41a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7.699cm" svg:height="15.568cm" svg:x="1.052cm" svg:y="2.722cm">
          <draw:image xlink:href="Pictures/100000010000055600000300D0765050C9336A33.png" xlink:type="simple" xlink:show="embed" xlink:actuate="onLoad" draw:mime-type="image/png">
            <text:p/>
          </draw:image>
        </draw:frame>
        <draw:polygon draw:style-name="gr2" draw:text-style-name="P2" draw:layer="layout" svg:width="27.699cm" svg:height="2.499cm" svg:x="1cm" svg:y="5.25cm" svg:viewBox="0 0 27700 2500" draw:points="0,2500 0,0 27700,0 27700,2500">
          <text:p text:style-name="P1"/>
        </draw:polygon>
        <draw:custom-shape draw:style-name="gr3" draw:text-style-name="P3" draw:layer="layout" svg:width="4.7cm" svg:height="10.25cm" svg:x="24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75cm" svg:height="10.25cm" svg:x="1cm" svg:y="8cm">
          <text:p/>
          <draw:enhanced-geometry svg:viewBox="0 0 21600 21600" draw:type="rectangle" draw:enhanced-path="M 0 0 L 21600 0 21600 21600 0 21600 0 0 Z N"/>
        </draw:custom-shape>
        <draw:custom-shape draw:name="Simple 1" draw:style-name="gr5" draw:text-style-name="P5" draw:layer="layout" svg:width="0.5cm" svg:height="1cm" svg:x="14.5cm" svg:y="6cm">
          <text:p text:style-name="P4"><text:span text:style-name="T1">1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2" draw:style-name="gr6" draw:text-style-name="P6" draw:layer="layout" svg:width="1.273cm" svg:height="1.511cm" svg:x="25.727cm" svg:y="8.75cm">
          <text:p text:style-name="P4"><text:span text:style-name="T1">2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4" draw:style-name="gr7" draw:text-style-name="P7" draw:layer="layout" svg:width="1.75cm" svg:height="1.261cm" svg:x="13.75cm" svg:y="8.75cm">
          <text:p text:style-name="P4"><text:span text:style-name="T1">3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5T23:04:45.799990669</meta:creation-date>
    <dc:date>2023-06-05T23:15:35.095575018</dc:date>
    <meta:editing-duration>PT39S</meta:editing-duration>
    <meta:editing-cycles>1</meta:editing-cycles>
    <meta:document-statistic meta:object-count="7"/>
    <meta:generator>LibreOffice/7.3.7.2$Linux_X86_64 LibreOffice_project/30$Build-2</meta:generator>
  </office:meta>
</office:document-meta>
</file>